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fc13f" officeooo:paragraph-rsid="001fc13f"/>
    </style:style>
    <style:style style:name="P2" style:family="paragraph" style:parent-style-name="Standard">
      <style:paragraph-properties fo:text-align="center" style:justify-single-word="false"/>
      <style:text-properties fo:font-size="18pt" fo:font-weight="bold" officeooo:rsid="0020cb9e" officeooo:paragraph-rsid="0020cb9e" style:font-size-asian="18pt" style:font-weight-asian="bold" style:font-size-complex="18pt" style:font-weight-complex="bold"/>
    </style:style>
    <style:style style:name="P3" style:family="paragraph" style:parent-style-name="Standard" style:list-style-name="L4">
      <style:text-properties fo:font-size="14pt" officeooo:paragraph-rsid="0023ba01" style:font-size-asian="14pt" style:font-size-complex="14pt"/>
    </style:style>
    <style:style style:name="P4" style:family="paragraph" style:parent-style-name="Standard" style:list-style-name="L1">
      <style:text-properties officeooo:paragraph-rsid="001fc13f"/>
    </style:style>
    <style:style style:name="P5" style:family="paragraph" style:parent-style-name="Standard">
      <style:text-properties officeooo:paragraph-rsid="001fc13f"/>
    </style:style>
    <style:style style:name="P6" style:family="paragraph" style:parent-style-name="Text_20_body">
      <style:paragraph-properties fo:padding="0.049cm" fo:border="0.06pt solid #e3e3e3"/>
    </style:style>
    <style:style style:name="T1" style:family="text">
      <style:text-properties officeooo:rsid="0020cb9e"/>
    </style:style>
    <style:style style:name="T2" style:family="text">
      <style:text-properties fo:font-weight="bold" style:font-weight-asian="bold" style:font-weight-complex="bold"/>
    </style:style>
    <style:style style:name="T3" style:family="text">
      <style:text-properties fo:font-weight="bold" officeooo:rsid="0020cb9e" style:font-weight-asian="bold" style:font-weight-complex="bold"/>
    </style:style>
    <style:style style:name="T4" style:family="text">
      <style:text-properties fo:font-weight="bold" officeooo:rsid="001fc13f" style:font-weight-asian="bold" style:font-weight-complex="bold"/>
    </style:style>
    <style:style style:name="T5" style:family="text">
      <style:text-properties fo:font-weight="bold" officeooo:rsid="0023ba01" style:font-weight-asian="bold" style:font-weight-complex="bold"/>
    </style:style>
    <style:style style:name="T6" style:family="text">
      <style:text-properties fo:font-size="14pt" fo:font-weight="bold" officeooo:rsid="001fc13f" style:font-size-asian="14pt" style:font-weight-asian="bold" style:font-size-complex="14pt" style:font-weight-complex="bold"/>
    </style:style>
    <style:style style:name="T7" style:family="text">
      <style:text-properties fo:font-size="14pt" fo:font-weight="bold" officeooo:rsid="0023ba01" style:font-size-asian="14pt" style:font-weight-asian="bold" style:font-size-complex="14pt" style:font-weight-complex="bold"/>
    </style:style>
    <style:style style:name="T8" style:family="text">
      <style:text-properties officeooo:rsid="001fc13f"/>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officeooo:rsid="0023ba0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Informe Personal</text:p>
      <text:p text:style-name="P2"/>
      <text:list xml:id="list2855937438" text:style-name="L1">
        <text:list-item>
          <text:p text:style-name="P4"><text:span text:style-name="T6">Compromiso Personal</text:span></text:p>
        </text:list-item>
      </text:list>
      <text:p text:style-name="P1"/>
      <text:p text:style-name="P5"><text:span text:style-name="T8">Antes de comenzar este camino, quiero recordarme que el éxito no es un producto de la casualidad: será el producto de mi compromiso y esfuerzo en el camino. Mi actitud será proactiva, constructiva y creativa. Me enfocaré en mi progreso académico a través de un entorno de aprendizaje en equipo junto a los docentes y compañeros. Asistiré puntualmente a cada clase, centrándome en aprender y valorando todo el esfuerzo que hago al estar allí. Voy a minimizar cualquier distracción, como mi celular y la charla con otros. Además, estaré atento a participar con mis reflexiones y expresando mis dudas, pues la clase es el espacio ideal para presentarlas. Dedicaré al menos 5 horas semanales a mi estudio por fuera de clases. Lo haré tratando de cultivar la independencia, pro-actividad y persistencia que voy a necesitar en la vida profesional. Tendré presente las oportunidades de mejora personal que he identificado desde el inicio del curso y me motivaré a hacer a conciencia las tareas y actividades planteadas, porque en todas aprenderé. Soy consciente de que ellas me tomarán tiempo y esfuerzo, pero sé que puedo lograrlas si persevero y no las postergo. Siempre prestaré atención a los detalles e instrucciones que nos dan, porque entiendo que para un profesional es importante comprender y seguir adecuadamente las pautas recibidas. El camino no siempre será fácil. Pero me comprometo a invertir tiempo analizando los conceptos y problemas que me planteen, voy a perseverar en esto aún cuando a veces me parezca que no avanzo. En algunas ocasiones me tocará investigar y leer un poco, y en otras podré aprovechar los recursos humanos y tecnológicos dispuestos en la universidad para ayudarme a aprender. Y finalmente, Yo </text:span><text:span text:style-name="T3">Santiago Palacios Narváez</text:span><text:span text:style-name="T1"> </text:span><text:span text:style-name="T8">me comprometo a valorar este compromiso que hoy hago conmigo, porque puede marcar una gran diferencia y encaminarme hacia mi éxito en el curso ¡. Por eso lo declaro en este video, el cual revisaré para a darle ánimo a mi yo del futuro cuando nuevos retos se presenten en el camino. </text:span><text:span text:style-name="T4">Hoy, </text:span><text:span text:style-name="T3">17</text:span><text:span text:style-name="T4"> de </text:span><text:span text:style-name="T3">febrero</text:span><text:span text:style-name="T4"> del año </text:span><text:span text:style-name="T3">202</text:span><text:span text:style-name="T5">4.</text:span></text:p>
      <text:p text:style-name="P5"><text:span text:style-name="T5"/></text:p>
      <text:p text:style-name="P5"><text:span text:style-name="T5"/></text:p>
      <text:p text:style-name="P5"><text:span text:style-name="T5"/></text:p>
      <text:list xml:id="list2158551044" text:style-name="L4">
        <text:list-item>
          <text:p text:style-name="P3"><text:span text:style-name="T5">Informe personal</text:span></text:p>
        </text:list-item>
      </text:list>
      <text:p text:style-name="P5"><text:span text:style-name="T5"/></text:p>
      <text:p text:style-name="P5">Bueno, como humano, he enfrentado varias falencias al programar. Una de las principales fue mi falta de experiencia en la resolución de problemas complejos. Al principio, me encontraba fácilmente abrumado cuando me enfrentaba a un problema grande y no sabía por dónde empezar.</text:p>
      <text:p text:style-name="P5"/>
      <text:p text:style-name="P5">Para superar esto, decidí dedicar más tiempo a practicar la resolución de problemas algorítmicos. Empecé a hacer <text:span text:style-name="T11">unos cuantos </text:span>ejercicios en plataformas como LeetCode y HackerRank <text:span text:style-name="T11">para mejorar mi lógica de programación.</text:span> También busqué tutoriales y cursos en línea que me ayudaran a comprender mejor los conceptos fundamentales de la programación.</text:p>
      <text:p text:style-name="P5"/>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8T09:03:11.384930237</meta:creation-date>
    <dc:date>2024-02-24T16:31:35.729437787</dc:date>
    <meta:editing-duration>P7DT3H13M40S</meta:editing-duration>
    <meta:editing-cycles>3</meta:editing-cycles>
    <meta:generator>LibreOffice/7.3.7.2$Linux_X86_64 LibreOffice_project/30$Build-2</meta:generator>
    <meta:document-statistic meta:table-count="0" meta:image-count="0" meta:object-count="0" meta:page-count="1" meta:paragraph-count="6" meta:word-count="446" meta:character-count="2740" meta:non-whitespace-character-count="2302"/>
  </office:meta>
</office:document-meta>
</file>